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7a298b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52a089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  <number:number-style style:name="ncbb8cc">
      <number:number number:decimal-places="0" number:grouping="true" number:min-integer-digits="1"/>
    </number:number-style>
    <style:style style:data-style-name="ncbb8cc" style:family="table-cell" style:name="aeece33" style:parent-style-name="Default">
      <style:table-cell-properties fo:background-color="#FFFF00" fo:border="2pt solid #000000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245a02">
      <number:number number:decimal-places="0" number:grouping="true" number:min-integer-digits="1"/>
    </number:number-style>
    <style:style style:data-style-name="n245a02" style:family="table-cell" style:name="a51686e" style:parent-style-name="Default">
      <style:table-cell-properties fo:background-color="#FFFF00" fo:border="2pt solid #000000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7a298b">
      <number:number number:decimal-places="0" number:grouping="true" number:min-integer-digits="1"/>
    </number:number-style>
    <number:number-style style:name="n6f1db5">
      <number:number number:decimal-places="0" number:grouping="true" number:min-integer-digits="1"/>
    </number:number-style>
    <style:style style:data-style-name="n6f1db5" style:family="table-cell" style:name="aed6ba0" style:parent-style-name="Default">
      <style:table-cell-properties fo:background-color="#FFFF00" fo:border="2pt solid #000000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52a089">
      <number:number number:decimal-places="0" number:grouping="true" number:min-integer-digits="1"/>
    </number:number-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Olivier" office:value-type="string" table:number-columns-spanned="3" table:number-rows-spanned="1" table:style-name="ce19">
            <text:p>Olivier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AILLOUX" office:value-type="string" table:number-columns-spanned="3" table:number-rows-spanned="1" table:style-name="ce19">
            <text:p>CAILLOUX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Olivier" office:value-type="string" table:number-columns-spanned="3" table:number-rows-spanned="1" table:style-name="ce19">
            <text:p>Olivier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AILLOUX" office:value-type="string" table:number-columns-spanned="3" table:number-rows-spanned="1" table:style-name="ce19">
            <text:p>CAILLOUX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value="9.0" office:value-type="float" table:number-columns-spanned="7" table:number-rows-spanned="1" table:style-name="aeece33">
            <text:p>9</text:p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value="92000.0" office:value-type="float" table:style-name="ce39">
            <text:p>92 000</text:p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value="6.7010101E8" office:value-type="float" table:number-columns-spanned="2" table:number-rows-spanned="1" table:style-name="a51686e">
            <text:p>670 101 010</text:p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Olivier@cailloux.fr" office:value-type="string" table:number-columns-spanned="7" table:number-rows-spanned="1" table:style-name="ce19">
            <text:p>Olivier@cailloux.fr</text:p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cailloux@daudau.fr" office:value-type="string" table:number-columns-spanned="7" table:number-rows-spanned="1" table:style-name="ce19">
            <text:p>cailloux@daudau.fr</text:p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value="1.5110101E8" office:value-type="float" table:number-columns-spanned="2" table:number-rows-spanned="1" table:style-name="aed6ba0">
            <text:p>151 101 010</text:p>
          </table:table-cell>
          <table:covered-table-cell/>
          <table:table-cell office:value-type="string" table:style-name="ce3">
            <text:p>BUREAU</text:p>
          </table:table-cell>
          <table:table-cell office:value="1.11111111E8" office:value-type="float" table:style-name="ce42">
            <text:p>111 111 111</text:p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